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rime" svg:font-family="Dorim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2821db" officeooo:paragraph-rsid="002821d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1845ca" officeooo:paragraph-rsid="001845ca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1a4284" officeooo:paragraph-rsid="001a428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1a4284" officeooo:paragraph-rsid="001b6796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1ef3a3" officeooo:paragraph-rsid="001ef3a3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style="italic" fo:font-weight="bold" officeooo:rsid="0017cbdf" officeooo:paragraph-rsid="0017cbdf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24160e" officeooo:paragraph-rsid="0024160e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2688f2" officeooo:paragraph-rsid="002688f2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29b6cf" officeooo:paragraph-rsid="0029b6cf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7cbdf" officeooo:paragraph-rsid="0017cbd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a4284" officeooo:paragraph-rsid="001a4284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a4284" officeooo:paragraph-rsid="001ef3a3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a4284" officeooo:paragraph-rsid="001ab11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ef3a3" officeooo:paragraph-rsid="001ef3a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21b949" officeooo:paragraph-rsid="0021b949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2688f2" officeooo:paragraph-rsid="002688f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2bcbe6" officeooo:paragraph-rsid="002bcbe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2pt" officeooo:paragraph-rsid="001ab119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2pt" officeooo:rsid="001ef3a3" officeooo:paragraph-rsid="001ef3a3" style:font-size-asian="12pt" style:font-size-complex="12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erif" fo:font-size="15pt" officeooo:paragraph-rsid="0017cbdf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ca" style:font-weight-asian="bold" style:font-weight-complex="bold"/>
    </style:style>
    <style:style style:name="T3" style:family="text">
      <style:text-properties fo:font-weight="bold" officeooo:rsid="002c37d5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italic" fo:font-weight="normal" officeooo:rsid="001a4284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1bad48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officeooo:rsid="001a4284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officeooo:rsid="001845ca"/>
    </style:style>
    <style:style style:name="T11" style:family="text">
      <style:text-properties fo:font-size="14pt" fo:font-style="italic" fo:font-weight="bold" officeooo:rsid="0017cbdf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fo:font-weight="bold" officeooo:rsid="00277e28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bold" officeooo:rsid="001845ca" style:font-name-asian="Noto Sans Mono CJK SC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4" style:family="text">
      <style:text-properties style:font-name="Liberation Mono" fo:font-size="14pt" fo:font-style="italic" fo:font-weight="bold" officeooo:rsid="001845ca" style:font-name-asian="Noto Sans Mono CJK SC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6796" style:font-weight-asian="normal" style:font-weight-complex="normal"/>
    </style:style>
    <style:style style:name="T17" style:family="text">
      <style:text-properties fo:font-weight="normal" officeooo:rsid="00238f1f" style:font-weight-asian="normal" style:font-weight-complex="normal"/>
    </style:style>
    <style:style style:name="T18" style:family="text">
      <style:text-properties fo:font-weight="normal" officeooo:rsid="0020a2ca" style:font-weight-asian="normal" style:font-weight-complex="normal"/>
    </style:style>
    <style:style style:name="T19" style:family="text">
      <style:text-properties style:font-name="Dorime"/>
    </style:style>
    <style:style style:name="T20" style:family="text">
      <style:text-properties style:font-name="Dorime" fo:font-weight="normal" style:font-weight-asian="normal" style:font-weight-complex="normal"/>
    </style:style>
    <style:style style:name="T21" style:family="text">
      <style:text-properties style:font-name="Dorime" fo:font-weight="normal" officeooo:rsid="001b6796" style:font-weight-asian="normal" style:font-weight-complex="normal"/>
    </style:style>
    <style:style style:name="T22" style:family="text">
      <style:text-properties style:font-name="Dorime" fo:font-weight="normal" officeooo:rsid="0020a2ca" style:font-weight-asian="normal" style:font-weight-complex="normal"/>
    </style:style>
    <style:style style:name="T23" style:family="text">
      <style:text-properties style:font-name="Dorime" fo:font-weight="normal" officeooo:rsid="00238f1f" style:font-weight-asian="normal" style:font-weight-complex="normal"/>
    </style:style>
    <style:style style:name="T24" style:family="text">
      <style:text-properties style:font-name="Dorime" fo:font-size="12pt" fo:font-style="italic" fo:font-weight="normal" officeooo:rsid="001a428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Dorime" fo:font-size="12pt" fo:font-style="italic" fo:font-weight="normal" officeooo:rsid="001bad48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6" style:family="text">
      <style:text-properties style:font-name="Dorim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Dorime" fo:font-size="12pt" fo:font-style="italic" fo:font-weight="bold" officeooo:rsid="001a4284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7cbdf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77e28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a4284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845ca" style:font-name-asian="Noto Sans Mono CJK SC" style:font-style-asian="italic" style:font-weight-asian="bold" style:font-name-complex="Liberation Mono" style:font-style-complex="italic" style:font-weight-complex="bold"/>
    </style:style>
    <style:style style:name="T33" style:family="text">
      <style:text-properties fo:font-style="italic" fo:font-weight="normal" officeooo:rsid="001a428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bad48" style:font-name-asian="Noto Sans Mono CJK SC" style:font-style-asian="italic" style:font-weight-asian="normal" style:font-name-complex="Liberation Mono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9">HTML </text:span><text:span text:style-name="T30">e CSS </text:span><text:span text:style-name="T29">– </text:span><text:span text:style-name="T32">Anotações</text:span><text:span text:style-name="T29"> </text:span></text:p>
      <text:p text:style-name="P6"/>
      <text:p text:style-name="P6"/>
      <text:p text:style-name="P6"/>
      <text:p text:style-name="P1">HTML: </text:p>
      <text:p text:style-name="P1"/>
      <text:p text:style-name="P2">1 – Semântica: </text:p>
      <text:p text:style-name="P2"/>
      <text:p text:style-name="P10"><text:span text:style-name="T1">&lt;section&gt;</text:span> - Representa uma seção.</text:p>
      <text:p text:style-name="P10"><text:span text:style-name="T1">&lt;header&gt;</text:span> - Representa um cabeçalho da página ou de uma parte da página (como um article).</text:p>
      <text:p text:style-name="P10"><text:span text:style-name="T1">&lt;article&gt;</text:span> - Conteúdo relevante.</text:p>
      <text:p text:style-name="P10"><text:span text:style-name="T1">&lt;aside&gt;</text:span> - Conteúdo de barra lateral.</text:p>
      <text:p text:style-name="P10"><text:span text:style-name="T1">&lt;footer&gt;</text:span> - Rodapé.</text:p>
      <text:p text:style-name="P10"><text:span text:style-name="T1">&lt;h1&gt;</text:span> … <text:span text:style-name="T1">&lt;h6&gt;</text:span> - Títulos.</text:p>
      <text:p text:style-name="P10"/>
      <text:p text:style-name="P2">2 – Textos e links</text:p>
      <text:p text:style-name="P10"/>
      <text:p text:style-name="P10"><text:span text:style-name="T2">&lt;p&gt; </text:span><text:span text:style-name="T10">- Parágrafo.</text:span></text:p>
      <text:p text:style-name="P3">&lt;a&gt; <text:span text:style-name="T15">- Links</text:span></text:p>
      <text:p text:style-name="P11"><text:tab/>&lt;a href=”algum_link”&gt;Clique aqui&lt;/&gt;</text:p>
      <text:p text:style-name="P4"><text:span text:style-name="T15"><text:tab/>&lt;a href=”</text:span><text:span text:style-name="T16">mailto:exemplo@gmail.com”</text:span><text:span text:style-name="T15">&gt;Clique aqui&lt;/&gt;</text:span></text:p>
      <text:p text:style-name="P18"><text:span text:style-name="T33"><text:tab/>&lt;a target=”_blank”&gt;&lt;/&gt; - Abre em outra </text:span><text:span text:style-name="T34">aba</text:span><text:span text:style-name="T33">.</text:span></text:p>
      <text:p text:style-name="P12"/>
      <text:p text:style-name="P19"><text:span text:style-name="T31">3 - </text:span><text:span text:style-name="T28">Imagens</text:span></text:p>
      <text:p text:style-name="P13"><text:s/></text:p>
      <text:p text:style-name="P5">&lt;img src=”” alt=””&gt; <text:span text:style-name="T15">- Imagem, </text:span><text:span text:style-name="T17">src</text:span><text:span text:style-name="T15"> é o caminho da imagem, e alt é a </text:span><text:span text:style-name="T18">descrição da foto caso não seja carregada</text:span><text:span text:style-name="T15">.</text:span></text:p>
      <text:p text:style-name="P14"/>
      <text:p text:style-name="P15">Link para otimizar imagens: tinypng.com</text:p>
      <text:p text:style-name="P10"/>
      <text:p text:style-name="P7">4 - Listas</text:p>
      <text:p text:style-name="P10"/>
      <text:p text:style-name="P7">&lt;ul&gt; <text:span text:style-name="T15">- Lista não ordenada.</text:span></text:p>
      <text:p text:style-name="P7">&lt;ol&gt; <text:span text:style-name="T15">- Lista Ordenada.</text:span></text:p>
      <text:p text:style-name="P8">&lt;li&gt; <text:span text:style-name="T15">- Item da lista.</text:span></text:p>
      <text:p text:style-name="P16"/>
      <text:p text:style-name="P16"/>
      <text:p text:style-name="P9">CSS3:</text:p>
      <text:p text:style-name="P9"/>
      <text:p text:style-name="P17"><text:span text:style-name="T1">Box mod</text:span><text:span text:style-name="T3">e</text:span><text:span text:style-name="T1">l:</text:span> margin, border, padding, content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rime" svg:font-family="Dorim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17:19:43.237069698</dc:date>
    <meta:editing-duration>PT1H2M2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3" meta:character-count="735" meta:non-whitespace-character-count="626"/>
  </office:meta>
</office:document-meta>
</file>